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02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2.2929in"/>
    </style:style>
    <style:style style:name="co4" style:family="table-column">
      <style:table-column-properties fo:break-before="auto" style:column-width="2.2173in"/>
    </style:style>
    <style:style style:name="co5" style:family="table-column">
      <style:table-column-properties fo:break-before="auto" style:column-width="1.542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22in" fo:break-before="auto" style:use-optimal-row-height="false"/>
    </style:style>
    <style:style style:name="ro2" style:family="table-row">
      <style:table-row-properties style:row-height="2.5327in" fo:break-before="auto" style:use-optimal-row-height="false"/>
    </style:style>
    <style:style style:name="ro3" style:family="table-row">
      <style:table-row-properties style:row-height="1.8398in" fo:break-before="auto" style:use-optimal-row-height="false"/>
    </style:style>
    <style:style style:name="ro4" style:family="table-row">
      <style:table-row-properties style:row-height="1.595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0.74pt groove #000000" fo:border-right="0.74pt solid #000000" fo:border-top="0.74pt groove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groove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0.74pt groove #000000" fo:border-top="0.74pt groove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9"/>
        <table:table-row table:style-name="ro1">
          <table:table-cell table:style-name="ce1" office:value-type="string" calcext:value-type="string">
            <text:p>控制形式</text:p>
          </table:table-cell>
          <table:table-cell table:style-name="ce5" office:value-type="string" calcext:value-type="string">
            <text:p>控制方式</text:p>
          </table:table-cell>
          <table:table-cell table:style-name="ce5" office:value-type="string" calcext:value-type="string">
            <text:p>优势</text:p>
          </table:table-cell>
          <table:table-cell table:style-name="ce5" office:value-type="string" calcext:value-type="string">
            <text:p>劣势</text:p>
          </table:table-cell>
          <table:table-cell table:style-name="ce8" office:value-type="string" calcext:value-type="string">
            <text:p>竞品方案分析</text:p>
          </table:table-cell>
        </table:table-row>
        <table:table-row table:style-name="ro2">
          <table:table-cell table:style-name="ce2" office:value-type="string" calcext:value-type="string">
            <text:p>STM32</text:p>
          </table:table-cell>
          <table:table-cell table:style-name="ce6" office:value-type="string" calcext:value-type="string">
            <text:p>在STM32F4/H7上部署MicroROS, 接收总控制器的信息，只接收六个关节的位置或速度或力矩信息并将其转发给关节模组</text:p>
          </table:table-cell>
          <table:table-cell table:style-name="ce7" office:value-type="string" calcext:value-type="string">
            <text:p><text:span text:style-name="T1">1. 对二次开发的支持力度很高，用户可以自己选择使用不同的主控部署代码(此代码开源且逻辑清晰便于修改)  2. 在用户自己的电脑上运行代码，可以部署用户所需的其他</text:span>算法(抓取算法和双臂协同等) 3. F4芯片成熟价格低廉（60元内），MicroROS开源资料多  4. 用户可以用自己的一个高算力主控协调多部件的运动和其他算法，例如可以用一个Jetson Orin控制人型机器人运动功能及AI算法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宇树z1机械臂及睿尔曼RM65机械臂使用，不确定其是否使用了MicroROS系统，但支持ROS系统可以让总控制器只发送关节信息，不用考虑关节模组的驱动问题</text:p>
          </table:table-cell>
        </table:table-row>
        <table:table-row table:style-name="ro3">
          <table:table-cell table:style-name="ce2" office:value-type="string" calcext:value-type="string">
            <text:p>其他各类派(庐山派、树梅派、香橙派)</text:p>
          </table:table-cell>
          <table:table-cell table:style-name="ce2" office:value-type="string" calcext:value-type="string">
            <text:p>直接执行当前代码，CPU主频越高，执行当前机械臂控制代码计算越快</text:p>
          </table:table-cell>
          <table:table-cell table:style-name="ce2" office:value-type="string" calcext:value-type="string">
            <text:p>可以直接将运动控制算法打包入机械臂中，对于普通学生群体较为友好</text:p>
          </table:table-cell>
          <table:table-cell table:style-name="ce2" office:value-type="string" calcext:value-type="string">
            <text:p>1. 用户可以直接看到机械臂控制关节模组的方式，这种过于底层的控制不应给用户开放 <text:s/>2. 价格多集中在250～500元之间 3. 用户不能执行过于复杂庞大的算法，机械臂将只能有最基础的运动功能及效果不佳的其他视觉功能(电赛水平)</text:p>
          </table:table-cell>
          <table:table-cell table:style-name="ce2" office:value-type="string" calcext:value-type="string">
            <text:p>大象机械臂使用这种方案</text:p>
          </table:table-cell>
        </table:table-row>
        <table:table-row table:style-name="ro4">
          <table:table-cell table:style-name="ce2" office:value-type="string" calcext:value-type="string">
            <text:p>MiniPC(Jetson系列)</text:p>
          </table:table-cell>
          <table:table-cell table:style-name="ce2" office:value-type="string" calcext:value-type="string">
            <text:p>外置独立主机控制，直接执行当前代码</text:p>
          </table:table-cell>
          <table:table-cell table:style-name="ce2" office:value-type="string" calcext:value-type="string">
            <text:p>1. 支持二次开发 <text:s/>2. 可以直接在上面部署最新算法</text:p>
          </table:table-cell>
          <table:table-cell table:style-name="ce2" office:value-type="string" calcext:value-type="string">
            <text:p>1. 由于成本问题，用户几乎不能将其当作机器人零部件装在人型机器人上，最多只能用其配置单机械臂的视觉抓取算法 2. 用户可以直接看到机械臂控制关节模组的方式，这种过于底层的控制不应给用户开放 <text:s/>3. 价格高昂，集中在3000~16000元之间</text:p>
          </table:table-cell>
          <table:table-cell table:style-name="ce2" office:value-type="string" calcext:value-type="string">
            <text:p>/</text:p>
          </table:table-cell>
        </table:table-row>
        <table:table-row table:style-name="ro5" table:number-rows-repeated="4">
          <table:table-cell table:number-columns-repeated="5"/>
        </table:table-row>
        <table:table-row table:style-name="ro5">
          <table:table-cell table:style-name="ce4" table:number-columns-repeated="5"/>
        </table:table-row>
      </table:table>
      <table:named-expressions/>
      <table:database-ranges>
        <table:database-range table:name="__Anonymous_Sheet_DB__0" table:target-range-address="Sheet1.G15:Sheet1.K27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09:08:40.559280962</meta:creation-date>
    <dc:date>2025-03-20T11:22:37.066711612</dc:date>
    <meta:editing-duration>PT1H52M33S</meta:editing-duration>
    <meta:editing-cycles>24</meta:editing-cycles>
    <meta:generator>LibreOffice/7.3.7.2$Linux_X86_64 LibreOffice_project/30$Build-2</meta:generator>
    <meta:document-statistic meta:table-count="1" meta:cell-count="20" meta:object-count="0"/>
  </office:meta>
</office:document-meta>
</file>